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JetBrains Mono NL" svg:font-family="'JetBrains Mono NL'" style:font-family-generic="modern" style:font-pitch="fixed"/>
    <style:font-face style:name="JetBrains Mono NL ExtraBold" svg:font-family="'JetBrains Mono NL ExtraBold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style:font-name="JetBrains Mono NL"/>
    </style:style>
    <style:style style:name="P8" style:family="paragraph" style:parent-style-name="Standard">
      <style:text-properties style:font-name="JetBrains Mono NL" fo:font-weight="bold" style:font-weight-asian="bold" style:font-weight-complex="bold"/>
    </style:style>
    <style:style style:name="P9" style:family="paragraph" style:parent-style-name="Standard">
      <style:text-properties style:font-name="JetBrains Mono NL" fo:font-weight="bold" officeooo:rsid="006fd70a" officeooo:paragraph-rsid="0071a4c0" style:font-weight-asian="bold" style:font-weight-complex="bold"/>
    </style:style>
    <style:style style:name="P10" style:family="paragraph" style:parent-style-name="Standard">
      <style:text-properties style:font-name="JetBrains Mono NL" fo:font-weight="bold" officeooo:rsid="00909b50" officeooo:paragraph-rsid="00909b50" style:font-weight-asian="bold" style:font-weight-complex="bold"/>
    </style:style>
    <style:style style:name="P11" style:family="paragraph" style:parent-style-name="Standard">
      <style:text-properties style:font-name="JetBrains Mono NL" officeooo:paragraph-rsid="006fdae1"/>
    </style:style>
    <style:style style:name="P12" style:family="paragraph" style:parent-style-name="Standard">
      <style:text-properties style:font-name="JetBrains Mono NL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JetBrains Mono NL" fo:font-size="12pt" style:text-underline-style="none" officeooo:paragraph-rsid="0071a4c0" style:font-size-asian="12pt" style:font-size-complex="12pt"/>
    </style:style>
    <style:style style:name="P14" style:family="paragraph" style:parent-style-name="Standard">
      <style:text-properties style:font-name="JetBrains Mono NL" fo:font-size="12pt" officeooo:paragraph-rsid="0071a4c0" style:font-size-asian="12pt" style:font-size-complex="12pt"/>
    </style:style>
    <style:style style:name="P15" style:family="paragraph" style:parent-style-name="Standard">
      <style:text-properties style:font-name="JetBrains Mono N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JetBrains Mono N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JetBrains Mono NL"/>
    </style:style>
    <style:style style:name="P18" style:family="paragraph" style:parent-style-name="Standard">
      <style:text-properties style:font-name="JetBrains Mono NL" fo:font-size="11pt" style:font-size-asian="11pt" style:font-size-complex="11pt"/>
    </style:style>
    <style:style style:name="P19" style:family="paragraph" style:parent-style-name="Standard">
      <style:text-properties style:font-name="JetBrains Mono NL" fo:font-size="11pt" officeooo:paragraph-rsid="00625f04" style:font-size-asian="11pt" style:font-size-complex="11pt"/>
    </style:style>
    <style:style style:name="P20" style:family="paragraph" style:parent-style-name="Standard">
      <style:text-properties style:font-name="JetBrains Mono NL" fo:font-size="11pt" officeooo:paragraph-rsid="004b5174" style:font-size-asian="11pt" style:font-size-complex="11pt"/>
    </style:style>
    <style:style style:name="P21" style:family="paragraph" style:parent-style-name="Standard">
      <style:text-properties style:font-name="JetBrains Mono NL" fo:font-size="11pt" officeooo:paragraph-rsid="001170c9" style:font-size-asian="11pt" style:font-size-complex="11pt"/>
    </style:style>
    <style:style style:name="P22" style:family="paragraph" style:parent-style-name="Standard">
      <style:text-properties style:font-name="JetBrains Mono NL" fo:font-size="11pt" officeooo:paragraph-rsid="006fdae1" style:font-size-asian="11pt" style:font-size-complex="11pt"/>
    </style:style>
    <style:style style:name="P23" style:family="paragraph" style:parent-style-name="Standard">
      <style:text-properties style:font-name="JetBrains Mono NL" fo:font-size="11pt" officeooo:paragraph-rsid="0083892a" style:font-size-asian="11pt" style:font-size-complex="11pt"/>
    </style:style>
    <style:style style:name="P24" style:family="paragraph" style:parent-style-name="Standard">
      <style:text-properties style:font-name="JetBrains Mono NL" fo:font-size="11pt" officeooo:rsid="00909b50" officeooo:paragraph-rsid="00909b50" style:font-size-asian="11pt" style:font-size-complex="11pt"/>
    </style:style>
    <style:style style:name="P25" style:family="paragraph" style:parent-style-name="Standard">
      <style:text-properties style:font-name="JetBrains Mono NL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JetBrains Mono NL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JetBrains Mono NL" fo:font-size="11pt" fo:font-weight="bold" officeooo:paragraph-rsid="0049fcdf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JetBrains Mono NL" fo:font-size="11pt" fo:font-weight="bold" officeooo:paragraph-rsid="006fdae1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JetBrains Mono NL" fo:font-size="11pt" fo:font-weight="bold" officeooo:paragraph-rsid="007aa92b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JetBrains Mono NL" fo:font-size="11pt" fo:font-weight="bold" officeooo:rsid="008c86ce" officeooo:paragraph-rsid="008c86ce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JetBrains Mono NL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JetBrains Mono N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JetBrains Mono NL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JetBrains Mono NL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5" style:family="paragraph" style:parent-style-name="Standard">
      <style:text-properties officeooo:paragraph-rsid="0092924d"/>
    </style:style>
    <style:style style:name="P36" style:family="paragraph" style:parent-style-name="Standard">
      <style:text-properties officeooo:paragraph-rsid="0012cc8b"/>
    </style:style>
    <style:style style:name="P3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JetBrains Mono NL ExtraBol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JetBrains Mono NL"/>
    </style:style>
    <style:style style:name="T2" style:family="text">
      <style:text-properties fo:color="#000000" loext:opacity="100%" style:font-name="JetBrains Mono NL" fo:font-style="italic" style:font-style-asian="italic"/>
    </style:style>
    <style:style style:name="T3" style:family="text">
      <style:text-properties fo:color="#000000" loext:opacity="100%" style:font-name="JetBrains Mono NL" fo:font-style="italic" officeooo:rsid="006c0b47" style:font-style-asian="italic" style:font-style-complex="italic"/>
    </style:style>
    <style:style style:name="T4" style:family="text">
      <style:text-properties fo:color="#000000" loext:opacity="100%" style:font-name="JetBrains Mono NL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fo:font-weight="bold" officeooo:rsid="0071a4c0" style:font-weight-asian="bold" style:font-weight-complex="bold"/>
    </style:style>
    <style:style style:name="T11" style:family="text">
      <style:text-properties fo:font-weight="bold" officeooo:rsid="0083892a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9fcdf" style:font-weight-asian="normal" style:font-weight-complex="normal"/>
    </style:style>
    <style:style style:name="T16" style:family="text">
      <style:text-properties fo:font-weight="normal" officeooo:rsid="004b5174" style:font-weight-asian="normal" style:font-weight-complex="normal"/>
    </style:style>
    <style:style style:name="T17" style:family="text">
      <style:text-properties fo:font-weight="normal" officeooo:rsid="00625f04" style:font-weight-asian="normal" style:font-weight-complex="normal"/>
    </style:style>
    <style:style style:name="T18" style:family="text">
      <style:text-properties fo:font-weight="normal" officeooo:rsid="006fd70a" style:font-weight-asian="normal" style:font-weight-complex="normal"/>
    </style:style>
    <style:style style:name="T19" style:family="text">
      <style:text-properties fo:font-weight="normal" officeooo:rsid="0083892a" style:font-weight-asian="normal" style:font-weight-complex="normal"/>
    </style:style>
    <style:style style:name="T20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1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2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3" style:family="text">
      <style:text-properties fo:font-weight="normal" officeooo:rsid="0071ce75" style:text-underline-mode="continuous" style:text-overline-mode="continuous" style:text-line-through-mode="continuous" style:font-weight-asian="normal" style:font-weight-complex="normal"/>
    </style:style>
    <style:style style:name="T24" style:family="text">
      <style:text-properties fo:font-weight="normal" officeooo:rsid="0090092b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officeooo:rsid="005a3f47"/>
    </style:style>
    <style:style style:name="T26" style:family="text">
      <style:text-properties officeooo:rsid="006fdae1"/>
    </style:style>
    <style:style style:name="T27" style:family="text">
      <style:text-properties officeooo:rsid="007aa92b"/>
    </style:style>
    <style:style style:name="T28" style:family="text">
      <style:text-properties fo:color="#000080" loext:opacity="100%" style:font-name="JetBrains Mono NL" style:text-underline-style="solid" style:text-underline-width="auto" style:text-underline-color="font-color"/>
    </style:style>
    <style:style style:name="T29" style:family="text">
      <style:text-properties officeooo:rsid="007f114f"/>
    </style:style>
    <style:style style:name="T30" style:family="text">
      <style:text-properties officeooo:rsid="008c86ce"/>
    </style:style>
    <style:style style:name="T31" style:family="text">
      <style:text-properties officeooo:rsid="008df6a9"/>
    </style:style>
    <style:style style:name="T32" style:family="text">
      <style:text-properties style:font-name="JetBrains Mono NL"/>
    </style:style>
    <style:style style:name="T33" style:family="text">
      <style:text-properties style:font-name="JetBrains Mono NL" officeooo:rsid="001689ce"/>
    </style:style>
    <style:style style:name="T34" style:family="text">
      <style:text-properties style:font-name="JetBrains Mono NL" officeooo:rsid="0089894f"/>
    </style:style>
    <style:style style:name="T35" style:family="text">
      <style:text-properties style:font-name="JetBrains Mono NL" officeooo:rsid="006f7618"/>
    </style:style>
    <style:style style:name="T36" style:family="text">
      <style:text-properties style:font-name="JetBrains Mono NL" fo:font-size="11pt" style:font-size-asian="11pt" style:font-size-complex="11pt"/>
    </style:style>
    <style:style style:name="T37" style:family="text">
      <style:text-properties style:font-name="JetBrains Mono NL" fo:font-size="11pt" officeooo:rsid="0049fcdf" style:font-size-asian="11pt" style:font-size-complex="11pt"/>
    </style:style>
    <style:style style:name="T38" style:family="text">
      <style:text-properties style:font-name="JetBrains Mono NL" fo:font-size="11pt" officeooo:rsid="0083892a" style:font-size-asian="11pt" style:font-size-complex="11pt"/>
    </style:style>
    <style:style style:name="T39" style:family="text">
      <style:text-properties style:font-name="JetBrains Mono NL" fo:font-size="11pt" officeooo:rsid="00909b50" style:font-size-asian="11pt" style:font-size-complex="11pt"/>
    </style:style>
    <style:style style:name="T40" style:family="text">
      <style:text-properties style:font-name="JetBrains Mono NL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1" style:family="text">
      <style:text-properties style:font-name="JetBrains Mono NL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2" style:family="text">
      <style:text-properties style:font-name="JetBrains Mono NL" officeooo:rsid="00909b50"/>
    </style:style>
    <style:style style:name="T43" style:family="text">
      <style:text-properties style:font-name="JetBrains Mono NL" officeooo:rsid="0092924d"/>
    </style:style>
    <style:style style:name="T44" style:family="text">
      <style:text-properties style:font-name="JetBrains Mono NL" officeooo:rsid="0012cc8b"/>
    </style:style>
    <style:style style:name="T45" style:family="text">
      <style:text-properties officeooo:rsid="00909b50"/>
    </style:style>
    <style:style style:name="T46" style:family="text">
      <style:text-properties style:text-position="super 58%"/>
    </style:style>
    <style:style style:name="T47" style:family="text">
      <style:text-properties officeooo:rsid="009454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Curriculum Vitae</text:p>
      <text:p text:style-name="P1"/>
      <text:p text:style-name="P17">Aaron K. Clark</text:p>
      <text:p text:style-name="P17"><text:span text:style-name="T27">Perpetual</text:span> Student</text:p>
      <text:p text:style-name="P1"><text:span text:style-name="T32">[</text:span><text:a xlink:type="simple" xlink:href="https://orcid.org/0000-0002-6831-2663" office:target-frame-name="_top" xlink:show="replace" text:style-name="Internet_20_link" text:visited-style-name="Visited_20_Internet_20_Link"><text:span text:style-name="T32">ORCID</text:span></text:a><text:span text:style-name="T32">] [</text:span><text:a xlink:type="simple" xlink:href="http://www.researcherid.com/rid/G-9804-2017" office:target-frame-name="_top" xlink:show="replace" text:style-name="Internet_20_link" text:visited-style-name="Visited_20_Internet_20_Link"><text:span text:style-name="T32">ResearcherID</text:span></text:a><text:span text:style-name="T32">]</text:span></text:p>
      <text:p text:style-name="P1"><text:span text:style-name="T32">[</text:span><text:a xlink:type="simple" xlink:href="https://cryptojones.dev/" text:style-name="Internet_20_link" text:visited-style-name="Visited_20_Internet_20_Link"><text:span text:style-name="T34">https://cryptojones.dev/</text:span></text:a><text:span text:style-name="T35">]</text:span></text:p>
      <text:p text:style-name="P1"><text:span text:style-name="T32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2">aaron.clark18@alumni.colostate.edu</text:span></text:span></text:a><text:span text:style-name="T32">]</text:span></text:p>
      <text:p text:style-name="P1"><text:span text:style-name="T32">[</text:span><text:a xlink:type="simple" xlink:href="tel:1-281-973-6082" office:target-frame-name="_top" xlink:show="replace" text:style-name="Internet_20_link" text:visited-style-name="Visited_20_Internet_20_Link"><text:span text:style-name="T32">(281) 973-6082</text:span></text:a><text:span text:style-name="T32">]</text:span></text:p>
      <text:p text:style-name="P17"><text:span text:style-name="T47">Feb</text:span> <text:span text:style-name="T47">26</text:span>, <text:span text:style-name="T25">202</text:span><text:span text:style-name="T26">1</text:span></text:p>
      <text:p text:style-name="P1"/>
      <text:p text:style-name="P7"><text:span text:style-name="T13">Graduate </text:span><text:span text:style-name="T12">Education</text:span><text:line-break/></text:p>
      <text:p text:style-name="P19"><text:span text:style-name="T8">Rochester Institute of Technology</text:span><text:span text:style-name="T5"> – </text:span><text:span text:style-name="T7">Rochester, New York</text:span></text:p>
      <text:p text:style-name="P19"><text:span text:style-name="T18">MicroMasters (edX),</text:span><text:span text:style-name="T17"> Cybersecurity</text:span><text:span text:style-name="T15"> – (I</text:span><text:span text:style-name="T16">n Progress</text:span><text:span text:style-name="T15">)</text:span></text:p>
      <text:p text:style-name="P26"/>
      <text:p text:style-name="P20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6">Graduate Certificate,</text:span></text:a><text:span text:style-name="T36"> </text:span><text:span text:style-name="T37">Computer Science Foundations</text:span><text:span text:style-name="T36"> – (201</text:span><text:span text:style-name="T37">9</text:span><text:span text:style-name="T36">)</text:span></text:p>
      <text:p text:style-name="P21"/>
      <text:p text:style-name="P27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6">Graduate Certificate</text:span></text:a><text:span text:style-name="T36">, Information Technology Project Management – (2018)</text:span></text:p>
      <text:p text:style-name="P7"/>
      <text:p text:style-name="P11"><text:span text:style-name="T13">Undergraduate </text:span><text:span text:style-name="T12">Education</text:span></text:p>
      <text:p text:style-name="P12"/>
      <text:p text:style-name="P14"><text:span text:style-name="T10">Central Community College</text:span><text:span text:style-name="T5"> – </text:span><text:span text:style-name="T10">Grand Island</text:span><text:span text:style-name="T9">, </text:span><text:span text:style-name="T10">Nebraska</text:span></text:p>
      <text:p text:style-name="P13"><text:span text:style-name="T23">Engineering </text:span><text:span text:style-name="T24">Foundations</text:span><text:span text:style-name="T21"> – (I</text:span><text:span text:style-name="T22">n Progress</text:span><text:span text:style-name="T21">)</text:span></text:p>
      <text:p text:style-name="P12"/>
      <text:p text:style-name="P14"><text:span text:style-name="T9">Georgia</text:span><text:span text:style-name="T8"> Institute of Technology</text:span><text:span text:style-name="T5"> – </text:span><text:span text:style-name="T9">Atlanta, Georgia</text:span></text:p>
      <text:p text:style-name="P13"><text:span text:style-name="T20">Professional Certificate (edX), Python Programming</text:span><text:span text:style-name="T21"> – (I</text:span><text:span text:style-name="T22">n Progress</text:span><text:span text:style-name="T21">)</text:span></text:p>
      <text:p text:style-name="P9"/>
      <text:p text:style-name="P28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6">Bachelor of Science</text:span></text:a><text:span text:style-name="T36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6">Undergraduate Certificate</text:span></text:a><text:span text:style-name="T36">, Unix System Administration – (2013)</text:span></text:p>
      <text:p text:style-name="P22"/>
      <text:p text:style-name="P28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6">Diploma</text:span></text:a><text:span text:style-name="T36">, Entrepreneurship Boot-camp for Veterans with Disabilities – (2013)</text:span></text:p>
      <text:p text:style-name="P22"/>
      <text:p text:style-name="P28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0">Diploma</text:span></text:a><text:span text:style-name="T41">, Basic Public Affairs Specialist, Writer – (2004)</text:span></text:p>
      <text:p text:style-name="P7"/>
      <text:p text:style-name="P15">Research Interests</text:p>
      <text:p text:style-name="P16"/>
      <text:p text:style-name="P18">Cybersecurity, Privacy &amp; Information Assurance</text:p>
      <text:p text:style-name="P18">Distributed, Parallel, and Cluster Computing</text:p>
      <text:p text:style-name="P18">Quantum Computing</text:p>
      <text:p text:style-name="P18">Software Engineering</text:p>
      <text:p text:style-name="P7"><text:soft-page-break/><text:span text:style-name="T12"/></text:p>
      <text:p text:style-name="P7"><text:span text:style-name="T12">Work Experience</text:span></text:p>
      <text:p text:style-name="P16"/>
      <text:p text:style-name="P29"><text:span text:style-name="T27">Application Security Consultant</text:span> (Remote)</text:p>
      <text:p text:style-name="P31"><text:span text:style-name="T27">Tmutla</text:span> – <text:span text:style-name="T27">Grand Island</text:span>, Nebraska (20<text:span text:style-name="T27">21</text:span>-Present)</text:p>
      <text:p text:style-name="P33"/>
      <text:p text:style-name="P25">Senior Software Developer (Remote)</text:p>
      <text:p text:style-name="P18">Reinke Manufacturing – Deshler, Nebraska (2015-<text:span text:style-name="T29">2021</text:span>)</text:p>
      <text:p text:style-name="P18"/>
      <text:p text:style-name="P25">Software Developer (Remote)</text:p>
      <text:p text:style-name="P18">Alpine Testing – Orem, Utah (2014-2015)</text:p>
      <text:p text:style-name="P18"/>
      <text:p text:style-name="P30">Co-Founder \ VP of Engineering</text:p>
      <text:p text:style-name="P18"><text:span text:style-name="T30">Atbash Services</text:span> – <text:span text:style-name="T30">Kearney</text:span>, Nebraska (201<text:span text:style-name="T30">3</text:span>-20<text:span text:style-name="T30">18</text:span>)</text:p>
      <text:p text:style-name="P7"/>
      <text:p text:style-name="P15">Volunteer Experience</text:p>
      <text:p text:style-name="P15"/>
      <text:p text:style-name="P23"><text:span text:style-name="T11">Room Watcher – </text:span><text:span text:style-name="T19">National </text:span><text:span text:style-name="T14">Collegiate Penetration Testing Competition</text:span><text:span text:style-name="T19"> (2021)</text:span><text:span text:style-name="T5"><text:line-break/>Mentor</text:span> / <text:span text:style-name="T5">Developer</text:span> / <text:span text:style-name="T5">Writer – </text:span>Operation Code (2015 – 2019)</text:p>
      <text:p text:style-name="P18"><text:span text:style-name="T5">Usher – </text:span>Washington Jewish Music Festival (2008)</text:p>
      <text:p text:style-name="P15"/>
      <text:p text:style-name="P15">Grants, Scholarships, and Awards</text:p>
      <text:p text:style-name="P15"/>
      <text:p text:style-name="P18">President's Grant, UMUC (2012)</text:p>
      <text:p text:style-name="P15"/>
      <text:p text:style-name="P15">Memberships</text:p>
      <text:p text:style-name="P7"/>
      <text:p text:style-name="P18">American Physical Society <text:span text:style-name="T47">(APS)</text:span></text:p>
      <text:p text:style-name="P18">Association for Computing Machinery <text:span text:style-name="T47">(ACM)</text:span></text:p>
      <text:p text:style-name="P18">Autism Society of Nebraska <text:span text:style-name="T47">(ASN)</text:span><text:line-break/><text:span text:style-name="T45">DEFCON 402 </text:span><text:span text:style-name="T47">(DC402)</text:span></text:p>
      <text:p text:style-name="P24"><text:span text:style-name="T47">International Information Systems Security Certification Consortium </text:span>(ISC)<text:span text:style-name="T46">2</text:span><text:line-break/>Open Web Applications Security Project <text:span text:style-name="T47">(OWASP)</text:span></text:p>
      <text:p text:style-name="P24">R<text:span text:style-name="T47">ochester Institute of Technology Security Club (RITSecClub)</text:span></text:p>
      <text:p text:style-name="P24">Security Practices and Research Scholar's Association <text:span text:style-name="T47">(SPARSA)</text:span></text:p>
      <text:p text:style-name="P32"/>
      <text:p text:style-name="P15">Industry Certifications</text:p>
      <text:p text:style-name="P16"/>
      <text:p text:style-name="P25">Cisco</text:p>
      <text:p text:style-name="P18">Cisco Certified Network Associate (2001)</text:p>
      <text:p text:style-name="P16"/>
      <text:p text:style-name="P8">CompTIA</text:p>
      <text:p text:style-name="P7">A+ (2001)</text:p>
      <text:p text:style-name="P18">Network+ (2001)</text:p>
      <text:p text:style-name="P8"><text:soft-page-break/></text:p>
      <text:p text:style-name="P10">(ISC)<text:span text:style-name="T46">2</text:span></text:p>
      <text:p text:style-name="P34">Systems Security Certified Practitioner (2021)</text:p>
      <text:p text:style-name="P8"/>
      <text:p text:style-name="P8">Microsoft</text:p>
      <text:p text:style-name="P18">Microsoft Specialist: Programming in C# (2016)</text:p>
      <text:p text:style-name="P18">MCSA: Windows Server 2008 (2012)</text:p>
      <text:p text:style-name="P18">MCITP: Server Administrator on Windows Server 2008 (2012)</text:p>
      <text:p text:style-name="P18">MCTS: Windows Server 2008, Network Infrastructure, Configuration (2011)</text:p>
      <text:p text:style-name="P18">MCTS: Windows Server 2008 Active Directory, Configuration (2010)</text:p>
      <text:p text:style-name="P18">Microsoft Certified Professional (2010)</text:p>
      <text:p text:style-name="P16"/>
      <text:p text:style-name="P15">Clinics Attended</text:p>
      <text:p text:style-name="P15"/>
      <text:p text:style-name="Standard"><text:span text:style-name="T36">Software Design and Development Clinic<text:line-break/></text:span><text:a xlink:type="simple" xlink:href="http://dontpaniclabs.com/education/" office:target-frame-name="_top" xlink:show="replace" text:style-name="Internet_20_link" text:visited-style-name="Visited_20_Internet_20_Link"><text:span text:style-name="T36">Don’t Panic Labs</text:span></text:a><text:span text:style-name="T36"><text:line-break/>Lincoln, Nebraska (2018)<text:line-break/><text:line-break/></text:span><text:span text:style-name="T38">Unix Systems Administration </text:span><text:span text:style-name="T39">Course</text:span><text:span text:style-name="T38"><text:line-break/></text:span><text:a xlink:type="simple" xlink:href="https://www.lockheedmartin.com/" text:style-name="Internet_20_link" text:visited-style-name="Visited_20_Internet_20_Link"><text:span text:style-name="T38">Lockheed Martin</text:span></text:a><text:span text:style-name="T38"><text:line-break/>Houston, Texas (2001)</text:span></text:p>
      <text:p text:style-name="P15"/>
      <text:p text:style-name="P15">Conferences Attended</text:p>
      <text:p text:style-name="P15"/>
      <text:p text:style-name="Standard"><text:span text:style-name="T32">AppSec California</text:span><text:a xlink:type="simple" xlink:href="https://www.owasp.org/" office:target-frame-name="_top" xlink:show="replace" text:style-name="Internet_20_link" text:visited-style-name="Visited_20_Internet_20_Link"><text:span text:style-name="T28">OWASP</text:span></text:a><text:span text:style-name="T32"> – Santa Monica, C</text:span><text:span text:style-name="T42">A</text:span><text:span text:style-name="T32"> (2019)<text:line-break/></text:span><text:span text:style-name="T43">BSidesHSV – Huntsville, AL (2021) </text:span></text:p>
      <text:p text:style-name="Standard"><text:span text:style-name="T32">Heartland Developer Conference – </text:span><text:a xlink:type="simple" xlink:href="http://aimforbrilliance.org/about/" office:target-frame-name="_top" xlink:show="replace" text:style-name="Internet_20_link" text:visited-style-name="Visited_20_Internet_20_Link"><text:span text:style-name="T28">AIM</text:span></text:a><text:span text:style-name="T32"> – La Vista, N</text:span><text:span text:style-name="T42">E</text:span><text:span text:style-name="T32"> (2015 – 2017)<text:line-break/>KernelCon – </text:span><text:a xlink:type="simple" xlink:href="https://2019.kernelcon.org/about" text:style-name="Internet_20_link" text:visited-style-name="Visited_20_Internet_20_Link"><text:span text:style-name="T28">DC402, NebraskaCert, OWASP</text:span></text:a><text:span text:style-name="T32">, Omaha, N</text:span><text:span text:style-name="T42">E</text:span><text:span text:style-name="T32"> (2019 – 2020)</text:span></text:p>
      <text:p text:style-name="P35"><text:span text:style-name="T32">Mars Society Conference – </text:span><text:a xlink:type="simple" xlink:href="http://www.marssociety.org/" office:target-frame-name="_top" xlink:show="replace" text:style-name="Internet_20_link" text:visited-style-name="Visited_20_Internet_20_Link"><text:span text:style-name="T28">Mars Society</text:span></text:a><text:span text:style-name="T32"> – Boulder, C</text:span><text:span text:style-name="T42">O</text:span><text:span text:style-name="T32"> (2013)<text:line-break/>Nebraska.Code</text:span><text:span text:style-name="T42">()</text:span><text:span text:style-name="T32"> – </text:span><text:a xlink:type="simple" xlink:href="https://www.amegala.com/" text:style-name="Internet_20_link" text:visited-style-name="Visited_20_Internet_20_Link"><text:span text:style-name="T28">Amegala</text:span></text:a><text:span text:style-name="T32"> – Lincoln, N</text:span><text:span text:style-name="T42">E</text:span><text:span text:style-name="T32"> (2019)</text:span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36"><text:a xlink:type="simple" xlink:href="https://www.amegala.com/" text:style-name="Internet_20_link" text:visited-style-name="Visited_20_Internet_20_Link"><text:span text:style-name="T44">“Peek</text:span></text:a><text:a xlink:type="simple" xlink:href="https://www.amegala.com/" text:style-name="Internet_20_link" text:visited-style-name="Visited_20_Internet_20_Link"><text:span text:style-name="T33">ing</text:span></text:a><text:a xlink:type="simple" xlink:href="https://www.amegala.com/" text:style-name="Internet_20_link" text:visited-style-name="Visited_20_Internet_20_Link"><text:span text:style-name="T44"> into .NET Apps using dotPeek” – DC402 Meeting (July 2019)</text:span></text:a></text:p>
      <text:p text:style-name="P2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soft-page-break/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JetBrains Mono NL" svg:font-family="'JetBrains Mono NL'" style:font-family-generic="modern" style:font-pitch="fixed"/>
    <style:font-face style:name="JetBrains Mono NL ExtraBold" svg:font-family="'JetBrains Mono NL ExtraBold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Clark, Aaron K. - CV</dc:title>
    <meta:editing-cycles>252</meta:editing-cycles>
    <meta:editing-duration>PT15H12M57S</meta:editing-duration>
    <dc:date>2021-02-26T11:57:30.687000000</dc:date>
    <meta:document-statistic meta:table-count="0" meta:image-count="0" meta:object-count="0" meta:page-count="4" meta:paragraph-count="85" meta:word-count="492" meta:character-count="3919" meta:non-whitespace-character-count="3469"/>
    <meta:template xlink:type="simple" xlink:actuate="onRequest" xlink:title="" xlink:href="Normal"/>
  </office:meta>
</office:document-meta>
</file>